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ntermediate versions:</text:p>
      <text:p text:style-name="Preformatted_20_Text">think about the simpelest version of this project, and build from there: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</text:p>
      <text:p text:style-name="Preformatted_20_Text"/>
      <text:p text:style-name="Preformatted_20_Text">paste versions in bold, and think about which steps to take for each function.</text:p>
      <text:p text:style-name="Preformatted_20_Text">only work out the first version completely, and only write 2 - 3 steps max for future versions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01T13:21:10.334784402</dc:date>
    <meta:editing-duration>PT4M31S</meta:editing-duration>
    <meta:editing-cycles>1</meta:editing-cycles>
    <meta:document-statistic meta:table-count="0" meta:image-count="0" meta:object-count="0" meta:page-count="1" meta:paragraph-count="15" meta:word-count="82" meta:character-count="542" meta:non-whitespace-character-count="460"/>
  </office:meta>
</office:document-meta>
</file>